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achine Learning workshop 2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Lee Xiong 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orkshop tod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/>Introduction</text:p>
              </text:list-item>
              <text:list-item>
                <text:p><text:s/>Demo using teleco customer churn dataset</text:p>
              </text:list-item>
              <text:list-item>
                <text:p><text:s/>Hands-on practice using Titanic dataset</text:p>
              </text:list-item>
              <text:list-item>
                <text:p><text:s/>Practice using Uber datas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Most preferred introduction of the science of practical aspects rather than the theory. </text:p>
              </text:list-item>
              <text:list-item>
                <text:p>People wanted more generic datasets that can be easily understood instead of biology datasets</text:p>
              </text:list-item>
              <text:list-item>
                <text:p>The various algorithms can be easily learnt outside through youtube, so i will be concentrating on getting insights out of a datas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ow should we make the full use of machine leanring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For most of us here, we want to use it to understand the biology better</text:p>
              </text:list-item>
              <text:list-item>
                <text:p>Making a ML prediction model can hardly tell us about the biology</text:p>
              </text:list-item>
              <text:list-item>
                <text:p>Data exploration (x3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 - Telecom churn dataset 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4">
              <text:list-item>
                <text:p>Churn – means customer stops buying</text:p>
              </text:list-item>
              <text:list-item>
                <text:p>It cost money to aquire, setup a new customer and companies want to reduce churn</text:p>
                <text:p><text:span text:style-name="T1">Dataset</text:span></text:p>
              </text:list-item>
              <text:list-item>
                <text:p>Services that each customer has signed up for – phone, multiple lines, internet, online security, online backup, device protection, tech support, and streaming TV and movies</text:p>
              </text:list-item>
              <text:list-item>
                <text:p>Customer account information – how long they’ve been a customer, contract, payment method, paperless billing, monthly charges, and total charges</text:p>
              </text:list-item>
              <text:list-item>
                <text:p>Demographic info about customers – gender, age range, and if they have partners and depend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w get to the co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a xlink:href="https://tinyurl.com/y5ndcsg4" xlink:type="simple">https://tinyurl.com/y5ndcsg4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4T17:38:17.577922273</meta:creation-date>
    <dc:date>2019-10-14T18:11:27.306950636</dc:date>
    <meta:editing-duration>PT22M53S</meta:editing-duration>
    <meta:editing-cycles>13</meta:editing-cycles>
    <meta:generator>LibreOffice/5.1.6.2$Linux_X86_64 LibreOffice_project/10m0$Build-2</meta:generator>
    <meta:document-statistic meta:object-count="45"/>
  </office:meta>
</office:document-meta>
</file>